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ff" draw:textarea-vertical-align="middle" draw:auto-grow-height="false" fo:min-height="0.749cm" fo:min-width="0.499cm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2.101cm" svg:height="2.101cm" svg:x="2.724cm" svg:y="4.00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id="id2" draw:layer="layout" svg:width="2.101cm" svg:height="2.101cm" svg:x="6.071cm" svg:y="4.009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id="id3" draw:layer="layout" svg:width="2.101cm" svg:height="2.101cm" svg:x="9.379cm" svg:y="3.9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id="id4" draw:layer="layout" svg:width="2.101cm" svg:height="2.101cm" svg:x="12.919cm" svg:y="3.932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1" draw:layer="layout" draw:type="curve" svg:x1="4.516cm" svg:y1="4.314cm" svg:x2="6.377cm" svg:y2="4.315cm" draw:start-shape="id1" draw:start-glue-point="11" draw:end-shape="id2" draw:end-glue-point="5" svg:d="m4516 4314c0-1210 1861-1211 1861 1">
          <text:p/>
        </draw:connector>
        <draw:connector draw:style-name="gr2" draw:text-style-name="P1" draw:layer="layout" draw:type="curve" draw:line-skew="0.752cm" svg:x1="7.12cm" svg:y1="6.108cm" svg:x2="6.377cm" svg:y2="5.801cm" draw:start-shape="id2" draw:start-glue-point="8" draw:end-shape="id2" draw:end-glue-point="7" svg:d="m7120 6108c0 1879-775 1566-1264 1020s-689-1327 521-1327">
          <text:p/>
        </draw:connector>
        <draw:connector draw:style-name="gr2" draw:text-style-name="P1" draw:layer="layout" draw:type="curve" svg:x1="7.863cm" svg:y1="4.315cm" svg:x2="9.685cm" svg:y2="4.276cm" draw:start-shape="id2" draw:start-glue-point="11" draw:end-shape="id3" draw:end-glue-point="5" svg:d="m7863 4315c0-1269 1822-1249 1822-39">
          <text:p/>
        </draw:connector>
        <draw:connector draw:style-name="gr2" draw:text-style-name="P1" draw:layer="layout" draw:type="curve" svg:x1="11.171cm" svg:y1="4.276cm" svg:x2="13.225cm" svg:y2="4.238cm" draw:start-shape="id3" draw:start-glue-point="11" draw:end-shape="id4" draw:end-glue-point="5" svg:d="m11171 4276c0-1267 2054-1248 2054-38">
          <text:p/>
        </draw:connector>
        <draw:custom-shape draw:style-name="gr3" draw:text-style-name="P1" draw:id="id5" draw:layer="layout" svg:width="0.817cm" svg:height="5.487cm" svg:x="17.12cm" svg:y="3.657cm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15.018cm" svg:y1="4.981cm" svg:x2="17.12cm" svg:y2="6.4cm" draw:start-shape="id4" draw:start-glue-point="10" draw:end-shape="id5" svg:d="m15018 4981c1576 0 526 1419 2102 1419">
          <text:p/>
        </draw:connector>
        <draw:connector draw:style-name="gr2" draw:text-style-name="P1" draw:layer="layout" draw:type="curve" svg:x1="3.773cm" svg:y1="6.107cm" svg:x2="17.528cm" svg:y2="9.144cm" draw:start-shape="id1" draw:start-glue-point="8" draw:end-shape="id5" svg:d="m3773 6107c0 5304 13755 3785 13755 3037">
          <text:p/>
        </draw:connector>
        <draw:connector draw:style-name="gr2" draw:text-style-name="P1" draw:layer="layout" draw:type="curve" draw:line-skew="-0.575cm" svg:x1="14.711cm" svg:y1="4.238cm" svg:x2="13.968cm" svg:y2="3.932cm" draw:start-shape="id4" draw:start-glue-point="11" draw:end-shape="id4" draw:end-glue-point="4" svg:d="m14711 4238c0-2073-743-1920-743-306">
          <text:p/>
        </draw:connector>
        <draw:connector draw:style-name="gr2" draw:text-style-name="P1" draw:layer="layout" draw:type="curve" draw:line-skew="-3.228cm" svg:x1="7.863cm" svg:y1="5.801cm" svg:x2="17.12cm" svg:y2="6.4cm" draw:start-shape="id2" draw:start-glue-point="9" draw:end-shape="id5" draw:end-glue-point="3" svg:d="m7863 5801c2331 0-2297 599 9257 599">
          <text:p/>
        </draw:connector>
        <draw:custom-shape draw:style-name="gr1" draw:text-style-name="P1" draw:id="id6" draw:layer="layout" svg:width="2.101cm" svg:height="2.101cm" svg:x="4.282cm" svg:y="12.7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1" draw:layer="layout" draw:type="curve" svg:x1="2.727cm" svg:y1="13.065cm" svg:x2="4.282cm" svg:y2="13.809cm" draw:end-shape="id6" draw:end-glue-point="6" svg:d="m2727 13065c790 0 13 744 1555 744">
          <text:p/>
        </draw:connector>
        <draw:connector draw:style-name="gr2" draw:text-style-name="P1" draw:layer="layout" draw:type="curve" draw:line-skew="0.752cm" svg:x1="5.331cm" svg:y1="14.859cm" svg:x2="4.588cm" svg:y2="14.552cm" draw:start-shape="id6" draw:start-glue-point="8" draw:end-shape="id6" draw:end-glue-point="7" svg:d="m5331 14859c0 1879-775 1566-1264 1020s-689-1327 521-1327">
          <text:p/>
        </draw:connector>
        <draw:connector draw:style-name="gr2" draw:text-style-name="P1" draw:layer="layout" draw:type="curve" svg:x1="6.074cm" svg:y1="13.066cm" svg:x2="7.896cm" svg:y2="13.027cm" draw:start-shape="id6" draw:start-glue-point="11" svg:d="m6074 13066c0-1210 1822-1191 1822-39">
          <text:p/>
        </draw:connector>
        <draw:custom-shape draw:style-name="gr1" draw:text-style-name="P1" draw:id="id7" draw:layer="layout" svg:width="2.101cm" svg:height="2.101cm" svg:x="3.854cm" svg:y="18.86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1" draw:layer="layout" draw:type="curve" svg:x1="2.299cm" svg:y1="19.173cm" svg:x2="3.854cm" svg:y2="19.917cm" draw:end-shape="id7" draw:end-glue-point="6" svg:d="m2299 19173c790 0 13 744 1555 744">
          <text:p/>
        </draw:connector>
        <draw:connector draw:style-name="gr2" draw:text-style-name="P1" draw:layer="layout" draw:type="curve" svg:x1="5.646cm" svg:y1="19.174cm" svg:x2="17.626cm" svg:y2="18.151cm" draw:start-shape="id7" draw:start-glue-point="11" draw:end-shape="id8" draw:end-glue-point="3" svg:d="m5646 19174c0-682 3993-1023 11980-1023">
          <text:p/>
        </draw:connector>
        <draw:line draw:style-name="gr2" draw:text-style-name="P1" draw:layer="layout" svg:x1="6.109cm" svg:y1="19.96cm" svg:x2="7.86cm" svg:y2="19.96cm">
          <text:p/>
        </draw:line>
        <draw:custom-shape draw:style-name="gr1" draw:text-style-name="P1" draw:id="id9" draw:layer="layout" svg:width="2.101cm" svg:height="2.101cm" svg:x="8.018cm" svg:y="19.02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1" draw:layer="layout" draw:type="curve" svg:x1="9.81cm" svg:y1="19.33cm" svg:x2="17.626cm" svg:y2="18.151cm" draw:start-shape="id9" draw:start-glue-point="11" draw:end-shape="id8" draw:end-glue-point="3" svg:d="m9810 19330c0-786 2605-1179 7816-1179">
          <text:p/>
        </draw:connector>
        <draw:line draw:style-name="gr2" draw:text-style-name="P1" draw:layer="layout" svg:x1="10.273cm" svg:y1="20.116cm" svg:x2="12.024cm" svg:y2="20.116cm">
          <text:p/>
        </draw:line>
        <draw:custom-shape draw:style-name="gr1" draw:text-style-name="P1" draw:id="id10" draw:layer="layout" svg:width="2.101cm" svg:height="2.101cm" svg:x="11.87cm" svg:y="18.94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1" draw:layer="layout" draw:type="curve" svg:x1="13.662cm" svg:y1="19.252cm" svg:x2="17.626cm" svg:y2="18.151cm" draw:start-shape="id10" draw:start-glue-point="11" draw:end-shape="id8" draw:end-glue-point="3" svg:d="m13662 19252c0-734 1321-1101 3964-1101">
          <text:p/>
        </draw:connector>
        <draw:line draw:style-name="gr2" draw:text-style-name="P1" draw:layer="layout" svg:x1="14.125cm" svg:y1="20.038cm" svg:x2="15.876cm" svg:y2="20.038cm">
          <text:p/>
        </draw:line>
        <draw:custom-shape draw:style-name="gr3" draw:text-style-name="P1" draw:id="id8" draw:layer="layout" svg:width="2.218cm" svg:height="0.973cm" svg:x="17.626cm" svg:y="17.66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9-02-26T15:42:51</meta:creation-date>
    <dc:date>2009-02-26T16:05:12</dc:date>
    <meta:print-date>2009-02-26T16:00:28</meta:print-date>
    <meta:editing-cycles>1</meta:editing-cycles>
    <meta:editing-duration>PT7M11S</meta:editing-duration>
    <meta:user-defined meta:name="Info 1"/>
    <meta:user-defined meta:name="Info 2"/>
    <meta:user-defined meta:name="Info 3"/>
    <meta:user-defined meta:name="Info 4"/>
    <meta:document-statistic meta:object-count="28"/>
  </office:meta>
</office:document-meta>
</file>